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schnit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rage / Text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ou're on a good way!</text:p>
          </table:table-cell>
          <table:table-cell table:style-name="ce1" office:value-type="string" calcext:value-type="string">
            <text:p>Text</text:p>
          </table:table-cell>
          <table:table-cell office:value-type="string" calcext:value-type="string">
            <text:p>Prima. </text:p>
            <text:p>Folgende Angebote können Dich unterstützen: </text:p>
            <text:p>- Literaturrecherche </text:p>
            <text:p>- Schreibwerkstatt </text:p>
            <text:p>- Formatierung </text:p>
            <text:p>- Zitieren </text:p>
            <text:p>– Statistik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17:50:01.4260473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29:40.173183329</meta:creation-date>
    <dc:date>2020-05-06T17:51:04.274754522</dc:date>
    <meta:editing-duration>PT5M9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